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3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,2" table:style-name="ta1">
        <table:shapes>
          <draw:frame draw:z-index="0" draw:style-name="gr1" draw:text-style-name="P1" svg:width="6.2992in" svg:height="3.5449in" svg:x="4.0492in" svg:y="0.178in">
            <draw:object draw:notify-on-update-of-ranges="'1,2'.A3:'1,2'.A10 '1,2'.B2:'1,2'.B2 '1,2'.B3:'1,2'.B10 '1,2'.A3:'1,2'.A10 '1,2'.C2:'1,2'.C2 '1,2'.C3:'1,2'.C10 '1,2'.A3:'1,2'.A10 '1,2'.D2:'1,2'.D2 '1,2'.D3:'1,2'.D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92in" svg:height="3.5449in" svg:x="8.4827in" svg:y="3.7441in">
            <draw:object draw:notify-on-update-of-ranges="'1,2'.A13:'1,2'.A20 '1,2'.B12:'1,2'.B12 '1,2'.B13:'1,2'.B20 '1,2'.A13:'1,2'.A20 '1,2'.C12:'1,2'.C12 '1,2'.C13:'1,2'.C20 '1,2'.A13:'1,2'.A20 '1,2'.D12:'1,2'.D12 '1,2'.D13:'1,2'.D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MO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DS</text:p>
          </table:table-cell>
          <table:table-cell table:style-name="Default" office:value-type="string" calcext:value-type="string">
            <text:p>Id, VB=0</text:p>
          </table:table-cell>
          <table:table-cell table:style-name="Default" office:value-type="string" calcext:value-type="string">
            <text:p>Id, VB=-2</text:p>
          </table:table-cell>
          <table:table-cell table:style-name="Default" office:value-type="string" calcext:value-type="string">
            <text:p>Id, VB=-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6" calcext:value-type="float">
            <text:p>6.00E-007</text:p>
          </table:table-cell>
          <table:table-cell office:value-type="float" office:value="0" calcext:value-type="float">
            <text:p>0.00E+00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045" calcext:value-type="float">
            <text:p>3.05E-004</text:p>
          </table:table-cell>
          <table:table-cell office:value-type="float" office:value="0.000001" calcext:value-type="float">
            <text:p>1.00E-00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17754" calcext:value-type="float">
            <text:p>1.78E-003</text:p>
          </table:table-cell>
          <table:table-cell office:value-type="float" office:value="0.000105" calcext:value-type="float">
            <text:p>1.05E-004</text:p>
          </table:table-cell>
          <table:table-cell office:value-type="float" office:value="0.000001" calcext:value-type="float">
            <text:p>1.00E-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3835" calcext:value-type="float">
            <text:p>4.38E-003</text:p>
          </table:table-cell>
          <table:table-cell office:value-type="float" office:value="0.001352" calcext:value-type="float">
            <text:p>1.35E-003</text:p>
          </table:table-cell>
          <table:table-cell office:value-type="float" office:value="0.0000248" calcext:value-type="float">
            <text:p>2.48E-0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795537" calcext:value-type="float">
            <text:p>7.96E-003</text:p>
          </table:table-cell>
          <table:table-cell office:value-type="float" office:value="0.003897" calcext:value-type="float">
            <text:p>3.90E-003</text:p>
          </table:table-cell>
          <table:table-cell office:value-type="float" office:value="0.0010435" calcext:value-type="float">
            <text:p>1.04E-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325" calcext:value-type="float">
            <text:p>1.23E-002</text:p>
          </table:table-cell>
          <table:table-cell office:value-type="float" office:value="0.007488" calcext:value-type="float">
            <text:p>7.49E-003</text:p>
          </table:table-cell>
          <table:table-cell office:value-type="float" office:value="0.003506" calcext:value-type="float">
            <text:p>3.51E-0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736" calcext:value-type="float">
            <text:p>1.74E-002</text:p>
          </table:table-cell>
          <table:table-cell office:value-type="float" office:value="0.011925" calcext:value-type="float">
            <text:p>1.19E-002</text:p>
          </table:table-cell>
          <table:table-cell office:value-type="float" office:value="0.007097" calcext:value-type="float">
            <text:p>7.10E-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88" calcext:value-type="float">
            <text:p>2.29E-002</text:p>
          </table:table-cell>
          <table:table-cell office:value-type="float" office:value="0.017073" calcext:value-type="float">
            <text:p>1.71E-002</text:p>
          </table:table-cell>
          <table:table-cell office:value-type="float" office:value="0.011585" calcext:value-type="float">
            <text:p>1.16E-002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d</text:p>
          </table:table-cell>
          <table:table-cell table:style-name="Default" office:value-type="string" calcext:value-type="string">
            <text:p>Id, VB=0</text:p>
          </table:table-cell>
          <table:table-cell table:style-name="Default" office:value-type="string" calcext:value-type="string">
            <text:p>Id, VB=2</text:p>
          </table:table-cell>
          <table:table-cell table:style-name="Default" office:value-type="string" calcext:value-type="string">
            <text:p>Id, VB=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00577" calcext:value-type="float">
            <text:p>5.77E-005</text:p>
          </table:table-cell>
          <table:table-cell table:number-columns-repeated="2" office:value-type="float" office:value="0.0000001" calcext:value-type="float">
            <text:p>1.00E-007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0005337" calcext:value-type="float">
            <text:p>5.34E-004</text:p>
          </table:table-cell>
          <table:table-cell office:value-type="float" office:value="0.0001477" calcext:value-type="float">
            <text:p>1.48E-004</text:p>
          </table:table-cell>
          <table:table-cell office:value-type="float" office:value="0.0000081" calcext:value-type="float">
            <text:p>8.10E-0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1434" calcext:value-type="float">
            <text:p>1.43E-003</text:p>
          </table:table-cell>
          <table:table-cell office:value-type="float" office:value="0.0007597" calcext:value-type="float">
            <text:p>7.60E-004</text:p>
          </table:table-cell>
          <table:table-cell office:value-type="float" office:value="0.00033" calcext:value-type="float">
            <text:p>3.30E-00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26845" calcext:value-type="float">
            <text:p>2.68E-003</text:p>
          </table:table-cell>
          <table:table-cell office:value-type="float" office:value="0.0017737" calcext:value-type="float">
            <text:p>1.77E-003</text:p>
          </table:table-cell>
          <table:table-cell office:value-type="float" office:value="0.001098" calcext:value-type="float">
            <text:p>1.10E-00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4234" calcext:value-type="float">
            <text:p>4.23E-003</text:p>
          </table:table-cell>
          <table:table-cell office:value-type="float" office:value="0.0031235" calcext:value-type="float">
            <text:p>3.12E-003</text:p>
          </table:table-cell>
          <table:table-cell office:value-type="float" office:value="0.002235" calcext:value-type="float">
            <text:p>2.24E-003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6045" calcext:value-type="float">
            <text:p>6.05E-003</text:p>
          </table:table-cell>
          <table:table-cell office:value-type="float" office:value="0.004766" calcext:value-type="float">
            <text:p>4.77E-003</text:p>
          </table:table-cell>
          <table:table-cell office:value-type="float" office:value="0.003688" calcext:value-type="float">
            <text:p>3.69E-0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8082" calcext:value-type="float">
            <text:p>8.08E-003</text:p>
          </table:table-cell>
          <table:table-cell office:value-type="float" office:value="0.006657" calcext:value-type="float">
            <text:p>6.66E-003</text:p>
          </table:table-cell>
          <table:table-cell office:value-type="float" office:value="0.0054133" calcext:value-type="float">
            <text:p>5.41E-003</text:p>
          </table:table-cell>
        </table:table-row>
      </table:table>
      <table:table table:name="3,4" table:style-name="ta1">
        <table:shapes>
          <draw:frame draw:z-index="0" draw:style-name="gr1" draw:text-style-name="P1" svg:width="6.2988in" svg:height="3.5429in" svg:x="3.0335in" svg:y="0.039in">
            <draw:object draw:notify-on-update-of-ranges="'3,4'.A2:'3,4'.A11 '3,4'.B2:'3,4'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94in" svg:height="3.5449in" svg:x="7.7795in" svg:y="2.5933in">
            <draw:object draw:notify-on-update-of-ranges="'3,4'.A13:'3,4'.A13 '3,4'.A14:'3,4'.A22 '3,4'.B13:'3,4'.B13 '3,4'.B14:'3,4'.B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Vds</text:p>
          </table:table-cell>
          <table:table-cell table:style-name="Default" office:value-type="string" calcext:value-type="string">
            <text:p>ID, VSB=0, VGS=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185" calcext:value-type="float">
            <text:p>8.19E-0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83" calcext:value-type="float">
            <text:p>8.30E-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386" calcext:value-type="float">
            <text:p>8.39E-0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8441" calcext:value-type="float">
            <text:p>8.44E-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513" calcext:value-type="float">
            <text:p>8.51E-00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8577" calcext:value-type="float">
            <text:p>8.58E-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629" calcext:value-type="float">
            <text:p>8.63E-0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8678" calcext:value-type="float">
            <text:p>8.68E-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723" calcext:value-type="float">
            <text:p>8.72E-00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VSD</text:p>
          </table:table-cell>
          <table:table-cell table:style-name="Default" office:value-type="string" calcext:value-type="string">
            <text:p>ID, VBS=0, VSG=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84" calcext:value-type="float">
            <text:p>2.84E-0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2874" calcext:value-type="float">
            <text:p>2.87E-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905" calcext:value-type="float">
            <text:p>2.91E-0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2934" calcext:value-type="float">
            <text:p>2.93E-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961" calcext:value-type="float">
            <text:p>2.96E-00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2985" calcext:value-type="float">
            <text:p>2.99E-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01" calcext:value-type="float">
            <text:p>3.01E-0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30333" calcext:value-type="float">
            <text:p>3.03E-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0555" calcext:value-type="float">
            <text:p>3.06E-003</text:p>
          </table:table-cell>
        </table:table-row>
      </table:table>
      <table:table table:name="5" table:style-name="ta1">
        <table:shapes>
          <draw:frame draw:z-index="0" draw:style-name="gr1" draw:text-style-name="P1" svg:width="6.2988in" svg:height="3.5429in" svg:x="5.3394in" svg:y="2.5248in">
            <draw:object draw:notify-on-update-of-ranges="'5'.A13:'5'.A13 '5'.A14:'5'.A21 '5'.B13:'5'.B13 '5'.B14:'5'.B21 '5'.A13:'5'.A13 '5'.A14:'5'.A21 '5'.C13:'5'.C13 '5'.C14:'5'.C21 '5'.A13:'5'.A13 '5'.A14:'5'.A21 '5'.D13:'5'.D13 '5'.D14:'5'.D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49in" svg:x="5.1906in" svg:y="0in">
            <draw:object draw:notify-on-update-of-ranges="'5'.A2:'5'.A2 '5'.A3:'5'.A10 '5'.B2:'5'.B2 '5'.B3:'5'.B10 '5'.A2:'5'.A2 '5'.A3:'5'.A10 '5'.C2:'5'.C2 '5'.C3:'5'.C10 '5'.A2:'5'.A2 '5'.A3:'5'.A10 '5'.D2:'5'.D2 '5'.D3:'5'.D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GS,VDS</text:p>
          </table:table-cell>
          <table:table-cell office:value-type="string" calcext:value-type="string">
            <text:p>sqrt(Id), VSB=0</text:p>
          </table:table-cell>
          <table:table-cell office:value-type="string" calcext:value-type="string">
            <text:p>sqrt(Id), VSB=2</text:p>
          </table:table-cell>
          <table:table-cell office:value-type="string" calcext:value-type="string">
            <text:p>sqrt(Id), VSB=5</text:p>
          </table:table-cell>
        </table:table-row>
        <table:table-row table:style-name="ro1">
          <table:table-cell table:formula="of:=['1,2'.A3]" office:value-type="float" office:value="0.5" calcext:value-type="float">
            <text:p>0.5</text:p>
          </table:table-cell>
          <table:table-cell table:formula="of:=SQRT(['1,2'.B3])" office:value-type="float" office:value="0.000774596669241483" calcext:value-type="float">
            <text:p>0.0007745967</text:p>
          </table:table-cell>
          <table:table-cell table:formula="of:=SQRT(['1,2'.C3])" office:value-type="float" office:value="0" calcext:value-type="float">
            <text:p>0</text:p>
          </table:table-cell>
          <table:table-cell table:formula="of:=SQRT(['1,2'.D3])" office:value-type="float" office:value="0" calcext:value-type="float">
            <text:p>0</text:p>
          </table:table-cell>
        </table:table-row>
        <table:table-row table:style-name="ro1">
          <table:table-cell table:formula="of:=['1,2'.A4]" office:value-type="float" office:value="1" calcext:value-type="float">
            <text:p>1</text:p>
          </table:table-cell>
          <table:table-cell table:formula="of:=SQRT(['1,2'.B4])" office:value-type="float" office:value="0.0174499283666151" calcext:value-type="float">
            <text:p>0.0174499284</text:p>
          </table:table-cell>
          <table:table-cell table:formula="of:=SQRT(['1,2'.C4])" office:value-type="float" office:value="0.001" calcext:value-type="float">
            <text:p>0.001</text:p>
          </table:table-cell>
          <table:table-cell table:formula="of:=SQRT(['1,2'.D4])" office:value-type="float" office:value="0" calcext:value-type="float">
            <text:p>0</text:p>
          </table:table-cell>
        </table:table-row>
        <table:table-row table:style-name="ro1">
          <table:table-cell table:formula="of:=['1,2'.A5]" office:value-type="float" office:value="1.5" calcext:value-type="float">
            <text:p>1.5</text:p>
          </table:table-cell>
          <table:table-cell table:formula="of:=SQRT(['1,2'.B5])" office:value-type="float" office:value="0.042135495725101" calcext:value-type="float">
            <text:p>0.0421354957</text:p>
          </table:table-cell>
          <table:table-cell table:formula="of:=SQRT(['1,2'.C5])" office:value-type="float" office:value="0.0102469507659596" calcext:value-type="float">
            <text:p>0.0102469508</text:p>
          </table:table-cell>
          <table:table-cell table:formula="of:=SQRT(['1,2'.D5])" office:value-type="float" office:value="0.001" calcext:value-type="float">
            <text:p>0.001</text:p>
          </table:table-cell>
        </table:table-row>
        <table:table-row table:style-name="ro1">
          <table:table-cell table:formula="of:=['1,2'.A6]" office:value-type="float" office:value="2" calcext:value-type="float">
            <text:p>2</text:p>
          </table:table-cell>
          <table:table-cell table:formula="of:=SQRT(['1,2'.B6])" office:value-type="float" office:value="0.0662080055582405" calcext:value-type="float">
            <text:p>0.0662080056</text:p>
          </table:table-cell>
          <table:table-cell table:formula="of:=SQRT(['1,2'.C6])" office:value-type="float" office:value="0.0367695526217005" calcext:value-type="float">
            <text:p>0.0367695526</text:p>
          </table:table-cell>
          <table:table-cell table:formula="of:=SQRT(['1,2'.D6])" office:value-type="float" office:value="0.00497995983919549" calcext:value-type="float">
            <text:p>0.0049799598</text:p>
          </table:table-cell>
        </table:table-row>
        <table:table-row table:style-name="ro1">
          <table:table-cell table:formula="of:=['1,2'.A7]" office:value-type="float" office:value="2.5" calcext:value-type="float">
            <text:p>2.5</text:p>
          </table:table-cell>
          <table:table-cell table:formula="of:=SQRT(['1,2'.B7])" office:value-type="float" office:value="0.0891928808818282" calcext:value-type="float">
            <text:p>0.0891928809</text:p>
          </table:table-cell>
          <table:table-cell table:formula="of:=SQRT(['1,2'.C7])" office:value-type="float" office:value="0.0624259561400544" calcext:value-type="float">
            <text:p>0.0624259561</text:p>
          </table:table-cell>
          <table:table-cell table:formula="of:=SQRT(['1,2'.D7])" office:value-type="float" office:value="0.0323032506104262" calcext:value-type="float">
            <text:p>0.0323032506</text:p>
          </table:table-cell>
        </table:table-row>
        <table:table-row table:style-name="ro1">
          <table:table-cell table:formula="of:=['1,2'.A8]" office:value-type="float" office:value="3" calcext:value-type="float">
            <text:p>3</text:p>
          </table:table-cell>
          <table:table-cell table:formula="of:=SQRT(['1,2'.B8])" office:value-type="float" office:value="0.111018016555873" calcext:value-type="float">
            <text:p>0.1110180166</text:p>
          </table:table-cell>
          <table:table-cell table:formula="of:=SQRT(['1,2'.C8])" office:value-type="float" office:value="0.0865332306111357" calcext:value-type="float">
            <text:p>0.0865332306</text:p>
          </table:table-cell>
          <table:table-cell table:formula="of:=SQRT(['1,2'.D8])" office:value-type="float" office:value="0.0592114853723498" calcext:value-type="float">
            <text:p>0.0592114854</text:p>
          </table:table-cell>
        </table:table-row>
        <table:table-row table:style-name="ro1">
          <table:table-cell table:formula="of:=['1,2'.A9]" office:value-type="float" office:value="3.5" calcext:value-type="float">
            <text:p>3.5</text:p>
          </table:table-cell>
          <table:table-cell table:formula="of:=SQRT(['1,2'.B9])" office:value-type="float" office:value="0.131757352736005" calcext:value-type="float">
            <text:p>0.1317573527</text:p>
          </table:table-cell>
          <table:table-cell table:formula="of:=SQRT(['1,2'.C9])" office:value-type="float" office:value="0.109201648339208" calcext:value-type="float">
            <text:p>0.1092016483</text:p>
          </table:table-cell>
          <table:table-cell table:formula="of:=SQRT(['1,2'.D9])" office:value-type="float" office:value="0.0842436941260294" calcext:value-type="float">
            <text:p>0.0842436941</text:p>
          </table:table-cell>
        </table:table-row>
        <table:table-row table:style-name="ro1">
          <table:table-cell table:formula="of:=['1,2'.A10]" office:value-type="float" office:value="4" calcext:value-type="float">
            <text:p>4</text:p>
          </table:table-cell>
          <table:table-cell table:formula="of:=SQRT(['1,2'.B10])" office:value-type="float" office:value="0.151261363209512" calcext:value-type="float">
            <text:p>0.1512613632</text:p>
          </table:table-cell>
          <table:table-cell table:formula="of:=SQRT(['1,2'.C10])" office:value-type="float" office:value="0.130663690442295" calcext:value-type="float">
            <text:p>0.1306636904</text:p>
          </table:table-cell>
          <table:table-cell table:formula="of:=SQRT(['1,2'.D10])" office:value-type="float" office:value="0.107633637864749" calcext:value-type="float">
            <text:p>0.10763363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GS,VDS</text:p>
          </table:table-cell>
          <table:table-cell office:value-type="string" calcext:value-type="string">
            <text:p>sqrt(Id), VBS=0</text:p>
          </table:table-cell>
          <table:table-cell office:value-type="string" calcext:value-type="string">
            <text:p>sqrt(Id), VBS=2</text:p>
          </table:table-cell>
          <table:table-cell office:value-type="string" calcext:value-type="string">
            <text:p>sqrt(Id), VBS=5</text:p>
          </table:table-cell>
        </table:table-row>
        <table:table-row table:style-name="ro1">
          <table:table-cell table:formula="of:=['1,2'.A13]" office:value-type="float" office:value="-0.5" calcext:value-type="float">
            <text:p>-0.5</text:p>
          </table:table-cell>
          <table:table-cell table:formula="of:=SQRT(['1,2'.B13])" office:value-type="float" office:value="0" calcext:value-type="float">
            <text:p>0</text:p>
          </table:table-cell>
          <table:table-cell table:formula="of:=SQRT(['1,2'.C13])" office:value-type="float" office:value="0" calcext:value-type="float">
            <text:p>0</text:p>
          </table:table-cell>
          <table:table-cell table:formula="of:=SQRT(['1,2'.D13])" office:value-type="float" office:value="0" calcext:value-type="float">
            <text:p>0</text:p>
          </table:table-cell>
        </table:table-row>
        <table:table-row table:style-name="ro1">
          <table:table-cell table:formula="of:=['1,2'.A14]" office:value-type="float" office:value="-1" calcext:value-type="float">
            <text:p>-1</text:p>
          </table:table-cell>
          <table:table-cell table:formula="of:=SQRT(['1,2'.B14])" office:value-type="float" office:value="0.00759605160593318" calcext:value-type="float">
            <text:p>0.0075960516</text:p>
          </table:table-cell>
          <table:table-cell table:formula="of:=SQRT(['1,2'.C14])" office:value-type="float" office:value="0.000316227766016838" calcext:value-type="float">
            <text:p>0.0003162278</text:p>
          </table:table-cell>
          <table:table-cell table:formula="of:=SQRT(['1,2'.D14])" office:value-type="float" office:value="0.000316227766016838" calcext:value-type="float">
            <text:p>0.0003162278</text:p>
          </table:table-cell>
        </table:table-row>
        <table:table-row table:style-name="ro1">
          <table:table-cell table:formula="of:=['1,2'.A15]" office:value-type="float" office:value="-1.5" calcext:value-type="float">
            <text:p>-1.5</text:p>
          </table:table-cell>
          <table:table-cell table:formula="of:=SQRT(['1,2'.B15])" office:value-type="float" office:value="0.0231019479698141" calcext:value-type="float">
            <text:p>0.023101948</text:p>
          </table:table-cell>
          <table:table-cell table:formula="of:=SQRT(['1,2'.C15])" office:value-type="float" office:value="0.0121531888819355" calcext:value-type="float">
            <text:p>0.0121531889</text:p>
          </table:table-cell>
          <table:table-cell table:formula="of:=SQRT(['1,2'.D15])" office:value-type="float" office:value="0.00284604989415154" calcext:value-type="float">
            <text:p>0.0028460499</text:p>
          </table:table-cell>
        </table:table-row>
        <table:table-row table:style-name="ro1">
          <table:table-cell table:formula="of:=['1,2'.A16]" office:value-type="float" office:value="-2" calcext:value-type="float">
            <text:p>-2</text:p>
          </table:table-cell>
          <table:table-cell table:formula="of:=SQRT(['1,2'.B16])" office:value-type="float" office:value="0.037868192457523" calcext:value-type="float">
            <text:p>0.0378681925</text:p>
          </table:table-cell>
          <table:table-cell table:formula="of:=SQRT(['1,2'.C16])" office:value-type="float" office:value="0.0275626558952507" calcext:value-type="float">
            <text:p>0.0275626559</text:p>
          </table:table-cell>
          <table:table-cell table:formula="of:=SQRT(['1,2'.D16])" office:value-type="float" office:value="0.018165902124585" calcext:value-type="float">
            <text:p>0.0181659021</text:p>
          </table:table-cell>
        </table:table-row>
        <table:table-row table:style-name="ro1">
          <table:table-cell table:formula="of:=['1,2'.A17]" office:value-type="float" office:value="-2.5" calcext:value-type="float">
            <text:p>-2.5</text:p>
          </table:table-cell>
          <table:table-cell table:formula="of:=SQRT(['1,2'.B17])" office:value-type="float" office:value="0.0518121607347156" calcext:value-type="float">
            <text:p>0.0518121607</text:p>
          </table:table-cell>
          <table:table-cell table:formula="of:=SQRT(['1,2'.C17])" office:value-type="float" office:value="0.0421153178784157" calcext:value-type="float">
            <text:p>0.0421153179</text:p>
          </table:table-cell>
          <table:table-cell table:formula="of:=SQRT(['1,2'.D17])" office:value-type="float" office:value="0.0331360830515618" calcext:value-type="float">
            <text:p>0.0331360831</text:p>
          </table:table-cell>
        </table:table-row>
        <table:table-row table:style-name="ro1">
          <table:table-cell table:formula="of:=['1,2'.A18]" office:value-type="float" office:value="-3" calcext:value-type="float">
            <text:p>-3</text:p>
          </table:table-cell>
          <table:table-cell table:formula="of:=SQRT(['1,2'.B18])" office:value-type="float" office:value="0.0650691939399898" calcext:value-type="float">
            <text:p>0.0650691939</text:p>
          </table:table-cell>
          <table:table-cell table:formula="of:=SQRT(['1,2'.C18])" office:value-type="float" office:value="0.0558882814192743" calcext:value-type="float">
            <text:p>0.0558882814</text:p>
          </table:table-cell>
          <table:table-cell table:formula="of:=SQRT(['1,2'.D18])" office:value-type="float" office:value="0.0472757866142913" calcext:value-type="float">
            <text:p>0.0472757866</text:p>
          </table:table-cell>
        </table:table-row>
        <table:table-row table:style-name="ro1">
          <table:table-cell table:formula="of:=['1,2'.A19]" office:value-type="float" office:value="-3.5" calcext:value-type="float">
            <text:p>-3.5</text:p>
          </table:table-cell>
          <table:table-cell table:formula="of:=SQRT(['1,2'.B19])" office:value-type="float" office:value="0.0777495980697007" calcext:value-type="float">
            <text:p>0.0777495981</text:p>
          </table:table-cell>
          <table:table-cell table:formula="of:=SQRT(['1,2'.C19])" office:value-type="float" office:value="0.0690362223763728" calcext:value-type="float">
            <text:p>0.0690362224</text:p>
          </table:table-cell>
          <table:table-cell table:formula="of:=SQRT(['1,2'.D19])" office:value-type="float" office:value="0.0607289058027559" calcext:value-type="float">
            <text:p>0.0607289058</text:p>
          </table:table-cell>
        </table:table-row>
        <table:table-row table:style-name="ro1">
          <table:table-cell table:formula="of:=['1,2'.A20]" office:value-type="float" office:value="-4" calcext:value-type="float">
            <text:p>-4</text:p>
          </table:table-cell>
          <table:table-cell table:formula="of:=SQRT(['1,2'.B20])" office:value-type="float" office:value="0.0898999443826302" calcext:value-type="float">
            <text:p>0.0898999444</text:p>
          </table:table-cell>
          <table:table-cell table:formula="of:=SQRT(['1,2'.C20])" office:value-type="float" office:value="0.081590440616533" calcext:value-type="float">
            <text:p>0.0815904406</text:p>
          </table:table-cell>
          <table:table-cell table:formula="of:=SQRT(['1,2'.D20])" office:value-type="float" office:value="0.0735751316682478" calcext:value-type="float">
            <text:p>0.0735751317</text:p>
          </table:table-cell>
        </table:table-row>
      </table:table>
      <table:table table:name="6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8:24:13.489356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13:58.954000000</meta:creation-date>
    <dc:date>2015-03-09T18:57:55.175731346</dc:date>
    <meta:editing-duration>PT15M22S</meta:editing-duration>
    <meta:editing-cycles>2</meta:editing-cycles>
    <meta:generator>LibreOffice/4.3.6.2$Linux_X86_64 LibreOffice_project/430m0$Build-2</meta:generator>
    <meta:document-statistic meta:table-count="4" meta:cell-count="1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3,4'.A2:'3,4'.B11" svg:x="0.32cm" svg:y="0.18cm" svg:width="12.508cm" svg:height="8.64cm">
          <chartooo:coordinate-region svg:x="1.603cm" svg:y="0.379cm" svg:width="10.9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,4'.B2:'3,4'.B11" chart:class="chart:scatter">
            <chart:domain table:cell-range-address="'3,4'.A2:'3,4'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3,4'.A2:'3,4'.A11</svg:desc>
                </draw:g>
              </table:table-cell>
              <table:table-cell office:value-type="float" office:value="NaN">
                <text:p>NaN</text:p>
                <draw:g>
                  <svg:desc>'3,4'.B2:'3,4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185">
                <text:p>0.00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386">
                <text:p>0.008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.008441">
                <text:p>0.008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8513">
                <text:p>0.008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.008577">
                <text:p>0.008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8629">
                <text:p>0.00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0.008678">
                <text:p>0.008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08723">
                <text:p>0.008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0VBS Tren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2VBS Tren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5VBS Tren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2.956cm" style:legend-expansion="high" chart:style-name="ch2"/>
        <chart:plot-area chart:style-name="ch3" table:cell-range-address="'5'.A13:'5'.D21" chart:data-source-has-labels="row" svg:x="0.32cm" svg:y="0.18cm" svg:width="11.635cm" svg:height="8.64cm">
          <chartooo:coordinate-region svg:x="0.611cm" svg:y="0.379cm" svg:width="11.2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B14:'5'.B21" chart:label-cell-address="'5'.B13:'5'.B13" chart:class="chart:scatter">
            <chart:domain table:cell-range-address="'5'.A14:'5'.A21"/>
            <chart:regression-curve chart:style-name="ch7">
              <chart:equation chart:display-equation="true" chart:display-r-square="true" svg:x="2.361cm" svg:y="0.777cm"/>
            </chart:regression-curve>
            <chart:data-point chart:repeated="8"/>
          </chart:series>
          <chart:series chart:style-name="ch8" chart:values-cell-range-address="'5'.C14:'5'.C21" chart:label-cell-address="'5'.C13:'5'.C13" chart:class="chart:scatter">
            <chart:regression-curve chart:style-name="ch9">
              <chart:equation chart:display-equation="true" chart:display-r-square="true" svg:x="3.835cm" svg:y="1.968cm"/>
            </chart:regression-curve>
            <chart:data-point chart:repeated="8"/>
          </chart:series>
          <chart:series chart:style-name="ch10" chart:values-cell-range-address="'5'.D14:'5'.D21" chart:label-cell-address="'5'.D13:'5'.D13" chart:class="chart:scatter">
            <chart:regression-curve chart:style-name="ch11">
              <chart:equation chart:display-equation="true" chart:display-r-square="true" svg:x="4.698cm" svg:y="2.79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rt(Id), VBS=0</text:p>
                <draw:g>
                  <svg:desc>'5'.B13:'5'.B13</svg:desc>
                </draw:g>
              </table:table-cell>
              <table:table-cell office:value-type="string">
                <text:p>sqrt(Id), VBS=2</text:p>
                <draw:g>
                  <svg:desc>'5'.C13:'5'.C13</svg:desc>
                </draw:g>
              </table:table-cell>
              <table:table-cell office:value-type="string">
                <text:p>sqrt(Id), VBS=5</text:p>
                <draw:g>
                  <svg:desc>'5'.D13:'5'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'5'.A14:'5'.A21</svg:desc>
                </draw:g>
              </table:table-cell>
              <table:table-cell office:value-type="float" office:value="0">
                <text:p>0</text:p>
                <draw:g>
                  <svg:desc>'5'.B14:'5'.B21</svg:desc>
                </draw:g>
              </table:table-cell>
              <table:table-cell office:value-type="float" office:value="0">
                <text:p>0</text:p>
                <draw:g>
                  <svg:desc>'5'.C14:'5'.C21</svg:desc>
                </draw:g>
              </table:table-cell>
              <table:table-cell office:value-type="float" office:value="0">
                <text:p>0</text:p>
                <draw:g>
                  <svg:desc>'5'.D14:'5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00759605160593318">
                <text:p>0.00759605160593318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.000316227766016838">
                <text:p>0.000316227766016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0231019479698142">
                <text:p>0.0231019479698142</text:p>
              </table:table-cell>
              <table:table-cell office:value-type="float" office:value="0.0121531888819355">
                <text:p>0.0121531888819355</text:p>
              </table:table-cell>
              <table:table-cell office:value-type="float" office:value="0.00284604989415154">
                <text:p>0.0028460498941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037868192457523">
                <text:p>0.037868192457523</text:p>
              </table:table-cell>
              <table:table-cell office:value-type="float" office:value="0.0275626558952507">
                <text:p>0.0275626558952507</text:p>
              </table:table-cell>
              <table:table-cell office:value-type="float" office:value="0.018165902124585">
                <text:p>0.018165902124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0.0518121607347156">
                <text:p>0.0518121607347156</text:p>
              </table:table-cell>
              <table:table-cell office:value-type="float" office:value="0.0421153178784157">
                <text:p>0.0421153178784157</text:p>
              </table:table-cell>
              <table:table-cell office:value-type="float" office:value="0.0331360830515618">
                <text:p>0.0331360830515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0650691939399898">
                <text:p>0.0650691939399898</text:p>
              </table:table-cell>
              <table:table-cell office:value-type="float" office:value="0.0558882814192743">
                <text:p>0.0558882814192743</text:p>
              </table:table-cell>
              <table:table-cell office:value-type="float" office:value="0.0472757866142913">
                <text:p>0.0472757866142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0.0777495980697007">
                <text:p>0.0777495980697007</text:p>
              </table:table-cell>
              <table:table-cell office:value-type="float" office:value="0.0690362223763728">
                <text:p>0.0690362223763728</text:p>
              </table:table-cell>
              <table:table-cell office:value-type="float" office:value="0.0607289058027559">
                <text:p>0.0607289058027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.0898999443826302">
                <text:p>0.0898999443826302</text:p>
              </table:table-cell>
              <table:table-cell office:value-type="float" office:value="0.081590440616533">
                <text:p>0.081590440616533</text:p>
              </table:table-cell>
              <table:table-cell office:value-type="float" office:value="0.0735751316682478">
                <text:p>0.0735751316682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75cm" svg:y="3.664cm" style:legend-expansion="high" chart:style-name="ch2"/>
        <chart:plot-area chart:style-name="ch3" table:cell-range-address="'1,2'.A3:'1,2'.D10 '1,2'.B2:'1,2'.D2" chart:data-source-has-labels="row" svg:x="0.32cm" svg:y="0.18cm" svg:width="12.535cm" svg:height="8.645cm">
          <chartooo:coordinate-region svg:x="2.385cm" svg:y="0.393cm" svg:width="10.212cm" svg:height="7.7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,2'.B3:'1,2'.B10" chart:label-cell-address="'1,2'.B2:'1,2'.B2" chart:class="chart:scatter">
            <chart:domain table:cell-range-address="'1,2'.A3:'1,2'.A10"/>
            <chart:data-point chart:repeated="8"/>
          </chart:series>
          <chart:series chart:style-name="ch8" chart:values-cell-range-address="'1,2'.C3:'1,2'.C10" chart:label-cell-address="'1,2'.C2:'1,2'.C2" chart:class="chart:scatter">
            <chart:data-point chart:repeated="8"/>
          </chart:series>
          <chart:series chart:style-name="ch9" chart:values-cell-range-address="'1,2'.D3:'1,2'.D10" chart:label-cell-address="'1,2'.D2:'1,2'.D2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, VB=0</text:p>
                <draw:g>
                  <svg:desc>'1,2'.B2:'1,2'.B2</svg:desc>
                </draw:g>
              </table:table-cell>
              <table:table-cell office:value-type="string">
                <text:p>Id, VB=-2</text:p>
                <draw:g>
                  <svg:desc>'1,2'.C2:'1,2'.C2</svg:desc>
                </draw:g>
              </table:table-cell>
              <table:table-cell office:value-type="string">
                <text:p>Id, VB=-5</text:p>
                <draw:g>
                  <svg:desc>'1,2'.D2:'1,2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1,2'.A3:'1,2'.A10</svg:desc>
                </draw:g>
              </table:table-cell>
              <table:table-cell office:value-type="float" office:value="0.0000006">
                <text:p>0.0000006</text:p>
                <draw:g>
                  <svg:desc>'1,2'.B3:'1,2'.B10</svg:desc>
                </draw:g>
              </table:table-cell>
              <table:table-cell office:value-type="float" office:value="0">
                <text:p>0</text:p>
                <draw:g>
                  <svg:desc>'1,2'.C3:'1,2'.C10</svg:desc>
                </draw:g>
              </table:table-cell>
              <table:table-cell office:value-type="float" office:value="0">
                <text:p>0</text:p>
                <draw:g>
                  <svg:desc>'1,2'.D3:'1,2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3045">
                <text:p>0.000304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7754">
                <text:p>0.0017754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43835">
                <text:p>0.0043835</text:p>
              </table:table-cell>
              <table:table-cell office:value-type="float" office:value="0.001352">
                <text:p>0.001352</text:p>
              </table:table-cell>
              <table:table-cell office:value-type="float" office:value="0.0000248">
                <text:p>0.0000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795537">
                <text:p>0.00795537</text:p>
              </table:table-cell>
              <table:table-cell office:value-type="float" office:value="0.003897">
                <text:p>0.003897</text:p>
              </table:table-cell>
              <table:table-cell office:value-type="float" office:value="0.0010435">
                <text:p>0.001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12325">
                <text:p>0.012325</text:p>
              </table:table-cell>
              <table:table-cell office:value-type="float" office:value="0.007488">
                <text:p>0.007488</text:p>
              </table:table-cell>
              <table:table-cell office:value-type="float" office:value="0.003506">
                <text:p>0.003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1736">
                <text:p>0.01736</text:p>
              </table:table-cell>
              <table:table-cell office:value-type="float" office:value="0.011925">
                <text:p>0.011925</text:p>
              </table:table-cell>
              <table:table-cell office:value-type="float" office:value="0.007097">
                <text:p>0.007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2288">
                <text:p>0.02288</text:p>
              </table:table-cell>
              <table:table-cell office:value-type="float" office:value="0.017073">
                <text:p>0.017073</text:p>
              </table:table-cell>
              <table:table-cell office:value-type="float" office:value="0.011585">
                <text:p>0.011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296cm" svg:y="3.664cm" style:legend-expansion="high" chart:style-name="ch2"/>
        <chart:plot-area chart:style-name="ch3" table:cell-range-address="'1,2'.A13:'1,2'.D20 '1,2'.B12:'1,2'.D12" chart:data-source-has-labels="row" svg:x="0.32cm" svg:y="0.18cm" svg:width="12.656cm" svg:height="8.645cm">
          <chartooo:coordinate-region svg:x="0.638cm" svg:y="0.393cm" svg:width="12.2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,2'.B13:'1,2'.B20" chart:label-cell-address="'1,2'.B12:'1,2'.B12" chart:class="chart:scatter">
            <chart:domain table:cell-range-address="'1,2'.A13:'1,2'.A20"/>
            <chart:data-point chart:repeated="8"/>
          </chart:series>
          <chart:series chart:style-name="ch7" chart:values-cell-range-address="'1,2'.C13:'1,2'.C20" chart:label-cell-address="'1,2'.C12:'1,2'.C12" chart:class="chart:scatter">
            <chart:data-point chart:repeated="8"/>
          </chart:series>
          <chart:series chart:style-name="ch8" chart:values-cell-range-address="'1,2'.D13:'1,2'.D20" chart:label-cell-address="'1,2'.D12:'1,2'.D1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, VB=0</text:p>
                <draw:g>
                  <svg:desc>'1,2'.B12:'1,2'.B12</svg:desc>
                </draw:g>
              </table:table-cell>
              <table:table-cell office:value-type="string">
                <text:p>Id, VB=2</text:p>
                <draw:g>
                  <svg:desc>'1,2'.C12:'1,2'.C12</svg:desc>
                </draw:g>
              </table:table-cell>
              <table:table-cell office:value-type="string">
                <text:p>Id, VB=5</text:p>
                <draw:g>
                  <svg:desc>'1,2'.D12:'1,2'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'1,2'.A13:'1,2'.A20</svg:desc>
                </draw:g>
              </table:table-cell>
              <table:table-cell office:value-type="float" office:value="0">
                <text:p>0</text:p>
                <draw:g>
                  <svg:desc>'1,2'.B13:'1,2'.B20</svg:desc>
                </draw:g>
              </table:table-cell>
              <table:table-cell office:value-type="float" office:value="0">
                <text:p>0</text:p>
                <draw:g>
                  <svg:desc>'1,2'.C13:'1,2'.C20</svg:desc>
                </draw:g>
              </table:table-cell>
              <table:table-cell office:value-type="float" office:value="0">
                <text:p>0</text:p>
                <draw:g>
                  <svg:desc>'1,2'.D13:'1,2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0000577">
                <text:p>0.0000577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1">
                <text:p>0.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0005337">
                <text:p>0.0005337</text:p>
              </table:table-cell>
              <table:table-cell office:value-type="float" office:value="0.0001477">
                <text:p>0.0001477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001434">
                <text:p>0.001434</text:p>
              </table:table-cell>
              <table:table-cell office:value-type="float" office:value="0.0007597">
                <text:p>0.000759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0.0026845">
                <text:p>0.0026845</text:p>
              </table:table-cell>
              <table:table-cell office:value-type="float" office:value="0.0017737">
                <text:p>0.0017737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004234">
                <text:p>0.004234</text:p>
              </table:table-cell>
              <table:table-cell office:value-type="float" office:value="0.0031235">
                <text:p>0.0031235</text:p>
              </table:table-cell>
              <table:table-cell office:value-type="float" office:value="0.002235">
                <text:p>0.002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0.006045">
                <text:p>0.006045</text:p>
              </table:table-cell>
              <table:table-cell office:value-type="float" office:value="0.004766">
                <text:p>0.004766</text:p>
              </table:table-cell>
              <table:table-cell office:value-type="float" office:value="0.003688">
                <text:p>0.00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.008082">
                <text:p>0.008082</text:p>
              </table:table-cell>
              <table:table-cell office:value-type="float" office:value="0.006657">
                <text:p>0.006657</text:p>
              </table:table-cell>
              <table:table-cell office:value-type="float" office:value="0.0054133">
                <text:p>0.00541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7cm" svg:height="9.005cm" xlink:href=".." xlink:type="simple" chart:class="chart:scatter" chart:style-name="ch1">
        <chart:legend chart:legend-position="end" svg:x="11.402cm" svg:y="4.203cm" style:legend-expansion="high" chart:style-name="ch2"/>
        <chart:plot-area chart:style-name="ch3" table:cell-range-address="'3,4'.A13:'3,4'.B22" chart:data-source-has-labels="row" svg:x="0.32cm" svg:y="0.18cm" svg:width="10.762cm" svg:height="8.645cm">
          <chartooo:coordinate-region svg:x="2.132cm" svg:y="0.38cm" svg:width="8.7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,4'.B14:'3,4'.B22" chart:label-cell-address="'3,4'.B13:'3,4'.B13" chart:class="chart:scatter">
            <chart:domain table:cell-range-address="'3,4'.A14:'3,4'.A2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, VBS=0, VSG=2.5</text:p>
                <draw:g>
                  <svg:desc>'3,4'.B13:'3,4'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,4'.A14:'3,4'.A22</svg:desc>
                </draw:g>
              </table:table-cell>
              <table:table-cell office:value-type="float" office:value="0.00284">
                <text:p>0.00284</text:p>
                <draw:g>
                  <svg:desc>'3,4'.B14:'3,4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905">
                <text:p>0.002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002934">
                <text:p>0.002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961">
                <text:p>0.002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985">
                <text:p>0.002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0030333">
                <text:p>0.003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030555">
                <text:p>0.0030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2.275cm" svg:y="3.705cm" style:legend-expansion="high" chart:style-name="ch2"/>
        <chart:plot-area chart:style-name="ch3" table:cell-range-address="'5'.A2:'5'.D10" chart:data-source-has-labels="row" svg:x="0.32cm" svg:y="0.18cm" svg:width="11.635cm" svg:height="8.645cm">
          <chartooo:coordinate-region svg:x="1.232cm" svg:y="0.379cm" svg:width="10.48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B3:'5'.B10" chart:label-cell-address="'5'.B2:'5'.B2" chart:class="chart:scatter">
            <chart:domain table:cell-range-address="'5'.A3:'5'.A10"/>
            <chart:data-point chart:repeated="8"/>
          </chart:series>
          <chart:series chart:style-name="ch7" chart:values-cell-range-address="'5'.C3:'5'.C10" chart:label-cell-address="'5'.C2:'5'.C2" chart:class="chart:scatter">
            <chart:data-point chart:repeated="8"/>
          </chart:series>
          <chart:series chart:style-name="ch8" chart:values-cell-range-address="'5'.D3:'5'.D10" chart:label-cell-address="'5'.D2:'5'.D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rt(Id), VSB=0</text:p>
                <draw:g>
                  <svg:desc>'5'.B2:'5'.B2</svg:desc>
                </draw:g>
              </table:table-cell>
              <table:table-cell office:value-type="string">
                <text:p>sqrt(Id), VSB=2</text:p>
                <draw:g>
                  <svg:desc>'5'.C2:'5'.C2</svg:desc>
                </draw:g>
              </table:table-cell>
              <table:table-cell office:value-type="string">
                <text:p>sqrt(Id), VSB=5</text:p>
                <draw:g>
                  <svg:desc>'5'.D2:'5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5'.A3:'5'.A10</svg:desc>
                </draw:g>
              </table:table-cell>
              <table:table-cell office:value-type="float" office:value="0.000774596669241483">
                <text:p>0.000774596669241483</text:p>
                <draw:g>
                  <svg:desc>'5'.B3:'5'.B10</svg:desc>
                </draw:g>
              </table:table-cell>
              <table:table-cell office:value-type="float" office:value="0">
                <text:p>0</text:p>
                <draw:g>
                  <svg:desc>'5'.C3:'5'.C10</svg:desc>
                </draw:g>
              </table:table-cell>
              <table:table-cell office:value-type="float" office:value="0">
                <text:p>0</text:p>
                <draw:g>
                  <svg:desc>'5'.D3:'5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74499283666151">
                <text:p>0.017449928366615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42135495725101">
                <text:p>0.042135495725101</text:p>
              </table:table-cell>
              <table:table-cell office:value-type="float" office:value="0.0102469507659596">
                <text:p>0.010246950765959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662080055582405">
                <text:p>0.0662080055582405</text:p>
              </table:table-cell>
              <table:table-cell office:value-type="float" office:value="0.0367695526217005">
                <text:p>0.0367695526217005</text:p>
              </table:table-cell>
              <table:table-cell office:value-type="float" office:value="0.00497995983919549">
                <text:p>0.00497995983919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891928808818282">
                <text:p>0.0891928808818282</text:p>
              </table:table-cell>
              <table:table-cell office:value-type="float" office:value="0.0624259561400544">
                <text:p>0.0624259561400544</text:p>
              </table:table-cell>
              <table:table-cell office:value-type="float" office:value="0.0323032506104262">
                <text:p>0.0323032506104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111018016555873">
                <text:p>0.111018016555873</text:p>
              </table:table-cell>
              <table:table-cell office:value-type="float" office:value="0.0865332306111357">
                <text:p>0.0865332306111357</text:p>
              </table:table-cell>
              <table:table-cell office:value-type="float" office:value="0.0592114853723499">
                <text:p>0.0592114853723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131757352736005">
                <text:p>0.131757352736005</text:p>
              </table:table-cell>
              <table:table-cell office:value-type="float" office:value="0.109201648339208">
                <text:p>0.109201648339208</text:p>
              </table:table-cell>
              <table:table-cell office:value-type="float" office:value="0.0842436941260294">
                <text:p>0.0842436941260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51261363209512">
                <text:p>0.151261363209512</text:p>
              </table:table-cell>
              <table:table-cell office:value-type="float" office:value="0.130663690442295">
                <text:p>0.130663690442295</text:p>
              </table:table-cell>
              <table:table-cell office:value-type="float" office:value="0.107633637864749">
                <text:p>0.107633637864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